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9.21mm"/>
    </style:style>
    <style:style style:name="co2" style:family="table-column">
      <style:table-column-properties fo:break-before="auto" style:column-width="40.96mm"/>
    </style:style>
    <style:style style:name="co3" style:family="table-column">
      <style:table-column-properties fo:break-before="auto" style:column-width="14.82mm"/>
    </style:style>
    <style:style style:name="co4" style:family="table-column">
      <style:table-column-properties fo:break-before="auto" style:column-width="13.32mm"/>
    </style:style>
    <style:style style:name="co5" style:family="table-column">
      <style:table-column-properties fo:break-before="auto" style:column-width="11.06mm"/>
    </style:style>
    <style:style style:name="co6" style:family="table-column">
      <style:table-column-properties fo:break-before="auto" style:column-width="47.61mm"/>
    </style:style>
    <style:style style:name="co7" style:family="table-column">
      <style:table-column-properties fo:break-before="auto" style:column-width="14.69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34.71mm"/>
    </style:style>
    <style:style style:name="co10" style:family="table-column">
      <style:table-column-properties fo:break-before="auto" style:column-width="27.9mm"/>
    </style:style>
    <style:style style:name="co11" style:family="table-column">
      <style:table-column-properties fo:break-before="auto" style:column-width="41.66mm"/>
    </style:style>
    <style:style style:name="co12" style:family="table-column">
      <style:table-column-properties fo:break-before="auto" style:column-width="21.08mm"/>
    </style:style>
    <style:style style:name="co13" style:family="table-column">
      <style:table-column-properties fo:break-before="auto" style:column-width="28.43mm"/>
    </style:style>
    <style:style style:name="co14" style:family="table-column">
      <style:table-column-properties fo:break-before="auto" style:column-width="11.2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9.86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9.84mm" fo:break-before="auto" style:use-optimal-row-height="true"/>
    </style:style>
    <style:style style:name="ro5" style:family="table-row">
      <style:table-row-properties style:row-height="13.21mm" fo:break-before="auto" style:use-optimal-row-height="true"/>
    </style:style>
    <style:style style:name="ro6" style:family="table-row">
      <style:table-row-properties style:row-height="12.63mm" fo:break-before="auto" style:use-optimal-row-height="true"/>
    </style:style>
    <style:style style:name="ro7" style:family="table-row">
      <style:table-row-properties style:row-height="13.16mm" fo:break-before="auto" style:use-optimal-row-height="true"/>
    </style:style>
    <style:style style:name="ro8" style:family="table-row">
      <style:table-row-properties style:row-height="9.91mm" fo:break-before="auto" style:use-optimal-row-height="true"/>
    </style:style>
    <style:style style:name="ro9" style:family="table-row">
      <style:table-row-properties style:row-height="13.88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ackground-color="#00cc33" style:text-align-source="fix" style:repeat-content="false" fo:border-left="0.06pt solid #000000" fo:border-right="none" fo:border-top="0.06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ccff66" style:text-align-source="fix" style:repeat-content="false" fo:wrap-option="wrap" fo:border="0.06pt solid #000000" fo:padding="1.99mm" style:vertical-align="middle"/>
      <style:paragraph-properties fo:text-align="end" fo:margin-left="0m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00ccff" style:text-align-source="fix" style:repeat-content="false" fo:border="0.06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ackground-color="#99ffff" style:text-align-source="fix" style:repeat-content="false" fo:wrap-option="wrap" fo:border="0.06pt solid #000000" fo:padding="1.99mm" style:vertical-align="top"/>
      <style:paragraph-properties fo:text-align="start" fo:margin-left="0mm"/>
      <style:text-properties fo:font-size="6pt" fo:font-style="italic" style:font-size-asian="6pt" style:font-style-asian="italic" style:font-size-complex="6pt" style:font-style-complex="italic"/>
    </style:style>
    <style:style style:name="ce5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ackground-color="#ff9999" style:text-align-source="fix" style:repeat-content="false" fo:wrap-option="wrap" fo:border="0.06pt solid #000000" fo:padding="1.99mm" style:vertical-align="middle"/>
      <style:paragraph-properties fo:text-align="center" fo:margin-left="0mm"/>
      <style:text-properties fo:font-size="15pt" style:font-size-asian="15pt" style:font-size-complex="15pt"/>
    </style:style>
    <style:style style:name="ce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background-color="#ffff99" style:text-align-source="value-type" style:repeat-content="false" fo:wrap-option="wrap" fo:border="0.06pt solid #000000" fo:padding="1.99mm" style:vertical-align="middle"/>
      <style:paragraph-properties fo:margin-left="0mm"/>
      <style:text-properties fo:font-size="12pt" style:font-size-asian="12pt" style:font-size-complex="12pt"/>
    </style:style>
    <style:style style:name="ce9" style:family="table-cell" style:parent-style-name="Default">
      <style:table-cell-properties fo:background-color="#cc9900" style:text-align-source="fix" style:repeat-content="false" fo:border="0.06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background-color="#ffcc99" style:text-align-source="fix" style:repeat-content="false" fo:wrap-option="wrap" fo:border="0.06pt solid #000000" fo:padding="1.99mm" style:vertical-align="middle"/>
      <style:paragraph-properties fo:text-align="start" fo:margin-left="0mm"/>
      <style:text-properties fo:font-size="12pt" style:font-size-asian="12pt" style:font-size-complex="12pt"/>
    </style:style>
    <style:style style:name="ce11" style:family="table-cell" style:parent-style-name="Default">
      <style:table-cell-properties fo:background-color="#ff99ff" style:text-align-source="fix" style:repeat-content="false" fo:border="0.06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fo:background-color="#ffccff" style:text-align-source="fix" style:repeat-content="false" fo:wrap-option="wrap" fo:border="0.06pt solid #000000" fo:padding="1.99mm" style:vertical-align="middle"/>
      <style:paragraph-properties fo:text-align="center" fo:margin-left="0mm"/>
      <style:text-properties fo:font-size="12pt" style:font-size-asian="12pt" style:font-size-complex="12pt"/>
    </style:style>
    <style:style style:name="ce13" style:family="table-cell" style:parent-style-name="Default">
      <style:table-cell-properties fo:background-color="#ff3333" style:text-align-source="fix" style:repeat-content="false" fo:border="0.06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5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fo:background-color="#ffff99" style:text-align-source="fix" style:repeat-content="false" fo:wrap-option="wrap" fo:border="0.06pt solid #000000" fo:padding="1.99mm" style:vertical-align="middle"/>
      <style:paragraph-properties fo:text-align="center" fo:margin-left="0mm"/>
      <style:text-properties fo:font-size="12pt" style:font-size-asian="12pt" style:font-size-complex="12pt"/>
    </style:style>
    <style:style style:name="ce17" style:family="table-cell" style:parent-style-name="Default">
      <style:table-cell-properties fo:background-color="#cc9900" style:text-align-source="fix" style:repeat-content="false" fo:border="0.06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fo:background-color="#ffcc99" style:text-align-source="fix" style:repeat-content="false" fo:wrap-option="wrap" fo:border="0.06pt solid #000000" fo:padding="1.99mm" style:vertical-align="middle"/>
      <style:paragraph-properties fo:text-align="center" fo:margin-left="0mm"/>
      <style:text-properties fo:font-size="12pt" style:font-size-asian="12pt" style:font-size-complex="12pt"/>
    </style:style>
    <style:style style:name="ce19" style:family="table-cell" style:parent-style-name="Default">
      <style:table-cell-properties fo:background-color="#ffff99" style:text-align-source="fix" style:repeat-content="false" fo:wrap-option="wrap" fo:border="0.06pt solid #000000" fo:padding="1.99mm" style:vertical-align="middle"/>
      <style:paragraph-properties fo:text-align="start" fo:margin-left="0mm"/>
      <style:text-properties fo:font-size="12pt" style:font-size-asian="12pt" style:font-size-complex="12pt"/>
    </style:style>
  </office:automatic-styles>
  <office:body>
    <office:spreadsheet>
      <table:calculation-settings table:automatic-find-labels="false"/>
      <table:table table:name="Provisions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6"/>
        <table:table-column table:style-name="co4" table:default-cell-style-name="ce8"/>
        <table:table-column table:style-name="co5" table:default-cell-style-name="ce10"/>
        <table:table-column table:style-name="co2" table:default-cell-style-name="ce12"/>
        <table:table-column table:style-name="co6" table:default-cell-style-name="Default"/>
        <table:table-column table:style-name="co7" table:number-columns-repeated="2" table:default-cell-style-name="Default"/>
        <table:table-row table:style-name="ro1">
          <table:table-cell table:style-name="ce1" office:value-type="string" calcext:value-type="string">
            <text:p>Provisions</text:p>
          </table:table-cell>
          <table:table-cell table:style-name="ce3" office:value-type="string" calcext:value-type="string">
            <text:p>Description</text:p>
          </table:table-cell>
          <table:table-cell table:style-name="ce5" office:value-type="string" calcext:value-type="string">
            <text:p>Value</text:p>
          </table:table-cell>
          <table:table-cell table:style-name="ce7" office:value-type="string" calcext:value-type="string">
            <text:p>$</text:p>
          </table:table-cell>
          <table:table-cell table:style-name="ce9" office:value-type="string" calcext:value-type="string">
            <text:p>W</text:p>
          </table:table-cell>
          <table:table-cell table:style-name="ce11" office:value-type="string" calcext:value-type="string">
            <text:p>LV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oulet</text:p>
          </table:table-cell>
          <table:table-cell table:formula="of:=T(&quot;C'est un &quot;) &amp; LOWER([.A2])" office:value-type="string" office:string-value="C'est un poulet" calcext:value-type="string">
            <text:p>C'est un poulet</text:p>
          </table:table-cell>
          <table:table-cell office:value-type="float" office:value="30" calcext:value-type="float">
            <text:p>30</text:p>
          </table:table-cell>
          <table:table-cell table:formula="of:=RANDBETWEEN(1;5) * ([.C2]/10)" office:value-type="float" office:value="15" calcext:value-type="float">
            <text:p>15</text:p>
          </table:table-cell>
          <table:table-cell table:formula="of:=ROUND(([.D2])/2)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omme</text:p>
          </table:table-cell>
          <table:table-cell table:formula="of:=T(&quot;C'est un &quot;) &amp; LOWER([.A3])" office:value-type="string" office:string-value="C'est un pomme" calcext:value-type="string">
            <text:p>C'est un pomme</text:p>
          </table:table-cell>
          <table:table-cell office:value-type="float" office:value="10" calcext:value-type="float">
            <text:p>10</text:p>
          </table:table-cell>
          <table:table-cell table:formula="of:=RANDBETWEEN(1;5) * ([.C3]/10)" office:value-type="float" office:value="1" calcext:value-type="float">
            <text:p>1</text:p>
          </table:table-cell>
          <table:table-cell table:formula="of:=ROUND(([.D3])/2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hon</text:p>
          </table:table-cell>
          <table:table-cell table:formula="of:=T(&quot;C'est un &quot;) &amp; LOWER([.A4])" office:value-type="string" office:string-value="C'est un thon" calcext:value-type="string">
            <text:p>C'est un thon</text:p>
          </table:table-cell>
          <table:table-cell office:value-type="float" office:value="20" calcext:value-type="float">
            <text:p>20</text:p>
          </table:table-cell>
          <table:table-cell table:formula="of:=RANDBETWEEN(1;5) * ([.C4]/10)" office:value-type="float" office:value="2" calcext:value-type="float">
            <text:p>2</text:p>
          </table:table-cell>
          <table:table-cell table:formula="of:=ROUND(([.D4])/2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areng</text:p>
          </table:table-cell>
          <table:table-cell table:formula="of:=T(&quot;C'est un &quot;) &amp; LOWER([.A5])" office:value-type="string" office:string-value="C'est un hareng" calcext:value-type="string">
            <text:p>C'est un hareng</text:p>
          </table:table-cell>
          <table:table-cell office:value-type="float" office:value="10" calcext:value-type="float">
            <text:p>10</text:p>
          </table:table-cell>
          <table:table-cell table:formula="of:=RANDBETWEEN(1;5) * ([.C5]/10)" office:value-type="float" office:value="3" calcext:value-type="float">
            <text:p>3</text:p>
          </table:table-cell>
          <table:table-cell table:formula="of:=ROUND(([.D5])/2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orceau de fromage</text:p>
          </table:table-cell>
          <table:table-cell table:formula="of:=T(&quot;C'est un &quot;) &amp; LOWER([.A6])" office:value-type="string" office:string-value="C'est un morceau de fromage" calcext:value-type="string">
            <text:p>C'est un morceau de fromage</text:p>
          </table:table-cell>
          <table:table-cell office:value-type="float" office:value="20" calcext:value-type="float">
            <text:p>20</text:p>
          </table:table-cell>
          <table:table-cell table:formula="of:=RANDBETWEEN(1;5) * ([.C6]/10)" office:value-type="float" office:value="6" calcext:value-type="float">
            <text:p>6</text:p>
          </table:table-cell>
          <table:table-cell table:formula="of:=ROUND(([.D6])/2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out de pain</text:p>
          </table:table-cell>
          <table:table-cell table:formula="of:=T(&quot;C'est un &quot;) &amp; LOWER([.A7])" office:value-type="string" office:string-value="C'est un bout de pain" calcext:value-type="string">
            <text:p>C'est un bout de pain</text:p>
          </table:table-cell>
          <table:table-cell office:value-type="float" office:value="20" calcext:value-type="float">
            <text:p>20</text:p>
          </table:table-cell>
          <table:table-cell table:formula="of:=RANDBETWEEN(1;5) * ([.C7]/10)" office:value-type="float" office:value="4" calcext:value-type="float">
            <text:p>4</text:p>
          </table:table-cell>
          <table:table-cell table:formula="of:=ROUND(([.D7])/2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ardine</text:p>
          </table:table-cell>
          <table:table-cell table:formula="of:=T(&quot;C'est un &quot;) &amp; LOWER([.A8])" office:value-type="string" office:string-value="C'est un sardine" calcext:value-type="string">
            <text:p>C'est un sardine</text:p>
          </table:table-cell>
          <table:table-cell office:value-type="float" office:value="10" calcext:value-type="float">
            <text:p>10</text:p>
          </table:table-cell>
          <table:table-cell table:formula="of:=RANDBETWEEN(1;5) * ([.C8]/10)" office:value-type="float" office:value="4" calcext:value-type="float">
            <text:p>4</text:p>
          </table:table-cell>
          <table:table-cell table:formula="of:=ROUND(([.D8])/2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oix</text:p>
          </table:table-cell>
          <table:table-cell table:formula="of:=T(&quot;C'est un &quot;) &amp; LOWER([.A9])" office:value-type="string" office:string-value="C'est un noix" calcext:value-type="string">
            <text:p>C'est un noix</text:p>
          </table:table-cell>
          <table:table-cell office:value-type="float" office:value="10" calcext:value-type="float">
            <text:p>10</text:p>
          </table:table-cell>
          <table:table-cell table:formula="of:=RANDBETWEEN(1;5) * ([.C9]/10)" office:value-type="float" office:value="2" calcext:value-type="float">
            <text:p>2</text:p>
          </table:table-cell>
          <table:table-cell table:formula="of:=ROUND(([.D9])/2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cahuètes</text:p>
          </table:table-cell>
          <table:table-cell table:formula="of:=T(&quot;C'est un &quot;) &amp; LOWER([.A10])" office:value-type="string" office:string-value="C'est un cacahuètes" calcext:value-type="string">
            <text:p>C'est un cacahuètes</text:p>
          </table:table-cell>
          <table:table-cell office:value-type="float" office:value="10" calcext:value-type="float">
            <text:p>10</text:p>
          </table:table-cell>
          <table:table-cell table:formula="of:=RANDBETWEEN(1;5) * ([.C10]/10)" office:value-type="float" office:value="4" calcext:value-type="float">
            <text:p>4</text:p>
          </table:table-cell>
          <table:table-cell table:formula="of:=ROUND(([.D10])/2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</table:table>
      <table:table table:name="Armes" table:style-name="ta1">
        <table:table-column table:style-name="co9" table:default-cell-style-name="Default"/>
        <table:table-column table:style-name="co10" table:default-cell-style-name="Default"/>
        <table:table-column table:style-name="co11" table:default-cell-style-name="ce14"/>
        <table:table-column table:style-name="co12" table:default-cell-style-name="ce14"/>
        <table:table-column table:style-name="co13" table:default-cell-style-name="ce14"/>
        <table:table-column table:style-name="co14" table:default-cell-style-name="ce14"/>
        <table:table-row table:style-name="ro1">
          <table:table-cell table:style-name="ce1" office:value-type="string" calcext:value-type="string">
            <text:p>Arme</text:p>
          </table:table-cell>
          <table:table-cell table:style-name="ce3" office:value-type="string" calcext:value-type="string">
            <text:p>Description</text:p>
          </table:table-cell>
          <table:table-cell table:style-name="ce13" office:value-type="string" calcext:value-type="string">
            <text:p>Value</text:p>
          </table:table-cell>
          <table:table-cell table:style-name="ce15" office:value-type="string" calcext:value-type="string">
            <text:p>$</text:p>
          </table:table-cell>
          <table:table-cell table:style-name="ce17" office:value-type="string" calcext:value-type="string">
            <text:p>W</text:p>
          </table:table-cell>
          <table:table-cell table:style-name="ce11" office:value-type="string" calcext:value-type="string">
            <text:p>LVL</text:p>
          </table:table-cell>
        </table:table-row>
        <table:table-row table:style-name="ro4">
          <table:table-cell table:style-name="ce2" office:value-type="string" calcext:value-type="string">
            <text:p>Epée rouillée</text:p>
          </table:table-cell>
          <table:table-cell table:style-name="ce4" table:formula="of:=T(&quot;C'est un &quot;) &amp; LOWER([.A2])" office:value-type="string" office:string-value="C'est un epée rouillée" calcext:value-type="string">
            <text:p>C'est un epée rouillée</text:p>
          </table:table-cell>
          <table:table-cell table:style-name="ce6" table:formula="of:=([.F2]*10)+ (RANDBETWEEN( 0;5)*[.F2])" office:value-type="float" office:value="13" calcext:value-type="float">
            <text:p>13</text:p>
          </table:table-cell>
          <table:table-cell table:style-name="ce16" table:formula="of:=([.C2]*2) + RANDBETWEEN(0;10)" office:value-type="float" office:value="32" calcext:value-type="float">
            <text:p>32</text:p>
          </table:table-cell>
          <table:table-cell table:style-name="ce18" table:formula="of:=ROUND(([.C2]*20)/40)" office:value-type="float" office:value="7" calcext:value-type="float">
            <text:p>7</text:p>
          </table:table-cell>
          <table:table-cell table:style-name="ce12" office:value-type="float" office:value="1" calcext:value-type="float">
            <text:p>1</text:p>
          </table:table-cell>
        </table:table-row>
        <table:table-row table:style-name="ro5">
          <table:table-cell table:style-name="ce2" office:value-type="string" calcext:value-type="string">
            <text:p>Pioche de mineur</text:p>
          </table:table-cell>
          <table:table-cell table:style-name="ce4" table:formula="of:=T(&quot;C'est un &quot;) &amp; LOWER([.A3])" office:value-type="string" office:string-value="C'est un pioche de mineur" calcext:value-type="string">
            <text:p>C'est un pioche de mineur</text:p>
          </table:table-cell>
          <table:table-cell table:style-name="ce6" table:formula="of:=([.F3]*10)+ (RANDBETWEEN( 0;5)*[.F3])" office:value-type="float" office:value="13" calcext:value-type="float">
            <text:p>13</text:p>
          </table:table-cell>
          <table:table-cell table:style-name="ce16" table:formula="of:=([.C3]*2) + RANDBETWEEN(0;10)" office:value-type="float" office:value="35" calcext:value-type="float">
            <text:p>35</text:p>
          </table:table-cell>
          <table:table-cell table:style-name="ce18" table:formula="of:=ROUND(([.C3]*20)/40)" office:value-type="float" office:value="7" calcext:value-type="float">
            <text:p>7</text:p>
          </table:table-cell>
          <table:table-cell table:style-name="ce12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Dague cassée</text:p>
          </table:table-cell>
          <table:table-cell table:style-name="ce4" table:formula="of:=T(&quot;C'est un &quot;) &amp; LOWER([.A4])" office:value-type="string" office:string-value="C'est un dague cassée" calcext:value-type="string">
            <text:p>C'est un dague cassée</text:p>
          </table:table-cell>
          <table:table-cell table:style-name="ce6" table:formula="of:=([.F4]*10)+ (RANDBETWEEN( 0;5)*[.F4])" office:value-type="float" office:value="13" calcext:value-type="float">
            <text:p>13</text:p>
          </table:table-cell>
          <table:table-cell table:style-name="ce16" table:formula="of:=([.C4]*2) + RANDBETWEEN(0;10)" office:value-type="float" office:value="31" calcext:value-type="float">
            <text:p>31</text:p>
          </table:table-cell>
          <table:table-cell table:style-name="ce18" table:formula="of:=ROUND(([.C4]*20)/40)" office:value-type="float" office:value="7" calcext:value-type="float">
            <text:p>7</text:p>
          </table:table-cell>
          <table:table-cell table:style-name="ce12" office:value-type="float" office:value="1" calcext:value-type="float">
            <text:p>1</text:p>
          </table:table-cell>
        </table:table-row>
        <table:table-row table:style-name="ro5">
          <table:table-cell table:style-name="ce2" office:value-type="string" calcext:value-type="string">
            <text:p>Matraque en bois</text:p>
          </table:table-cell>
          <table:table-cell table:style-name="ce4" table:formula="of:=T(&quot;C'est un &quot;) &amp; LOWER([.A5])" office:value-type="string" office:string-value="C'est un matraque en bois" calcext:value-type="string">
            <text:p>C'est un matraque en bois</text:p>
          </table:table-cell>
          <table:table-cell table:style-name="ce6" table:formula="of:=([.F5]*10)+ (RANDBETWEEN( 0;5)*[.F5])" office:value-type="float" office:value="15" calcext:value-type="float">
            <text:p>15</text:p>
          </table:table-cell>
          <table:table-cell table:style-name="ce16" table:formula="of:=([.C5]*2) + RANDBETWEEN(0;10)" office:value-type="float" office:value="36" calcext:value-type="float">
            <text:p>36</text:p>
          </table:table-cell>
          <table:table-cell table:style-name="ce18" table:formula="of:=ROUND(([.C5]*20)/40)" office:value-type="float" office:value="8" calcext:value-type="float">
            <text:p>8</text:p>
          </table:table-cell>
          <table:table-cell table:style-name="ce12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Petite épée</text:p>
          </table:table-cell>
          <table:table-cell table:style-name="ce4" table:formula="of:=T(&quot;C'est un &quot;) &amp; LOWER([.A6])" office:value-type="string" office:string-value="C'est un petite épée" calcext:value-type="string">
            <text:p>C'est un petite épée</text:p>
          </table:table-cell>
          <table:table-cell table:style-name="ce6" table:formula="of:=([.F6]*10)+ (RANDBETWEEN( 0;5)*[.F6])" office:value-type="float" office:value="20" calcext:value-type="float">
            <text:p>20</text:p>
          </table:table-cell>
          <table:table-cell table:style-name="ce16" table:formula="of:=([.C6]*2) + RANDBETWEEN(0;10)" office:value-type="float" office:value="43" calcext:value-type="float">
            <text:p>43</text:p>
          </table:table-cell>
          <table:table-cell table:style-name="ce18" table:formula="of:=ROUND(([.C6]*20)/40)" office:value-type="float" office:value="10" calcext:value-type="float">
            <text:p>10</text:p>
          </table:table-cell>
          <table:table-cell table:style-name="ce12" office:value-type="float" office:value="2" calcext:value-type="float">
            <text:p>2</text:p>
          </table:table-cell>
        </table:table-row>
        <table:table-row table:style-name="ro5">
          <table:table-cell table:style-name="ce2" office:value-type="string" calcext:value-type="string">
            <text:p>Dague en acier</text:p>
          </table:table-cell>
          <table:table-cell table:style-name="ce4" table:formula="of:=T(&quot;C'est un &quot;) &amp; LOWER([.A7])" office:value-type="string" office:string-value="C'est un dague en acier" calcext:value-type="string">
            <text:p>C'est un dague en acier</text:p>
          </table:table-cell>
          <table:table-cell table:style-name="ce6" table:formula="of:=([.F7]*10)+ (RANDBETWEEN( 0;5)*[.F7])" office:value-type="float" office:value="28" calcext:value-type="float">
            <text:p>28</text:p>
          </table:table-cell>
          <table:table-cell table:style-name="ce16" table:formula="of:=([.C7]*2) + RANDBETWEEN(0;10)" office:value-type="float" office:value="57" calcext:value-type="float">
            <text:p>57</text:p>
          </table:table-cell>
          <table:table-cell table:style-name="ce18" table:formula="of:=ROUND(([.C7]*20)/40)" office:value-type="float" office:value="14" calcext:value-type="float">
            <text:p>14</text:p>
          </table:table-cell>
          <table:table-cell table:style-name="ce12" office:value-type="float" office:value="2" calcext:value-type="float">
            <text:p>2</text:p>
          </table:table-cell>
        </table:table-row>
        <table:table-row table:style-name="ro5">
          <table:table-cell table:style-name="ce2" office:value-type="string" calcext:value-type="string">
            <text:p>Matraque en fer</text:p>
          </table:table-cell>
          <table:table-cell table:style-name="ce4" table:formula="of:=T(&quot;C'est un &quot;) &amp; LOWER([.A8])" office:value-type="string" office:string-value="C'est un matraque en fer" calcext:value-type="string">
            <text:p>C'est un matraque en fer</text:p>
          </table:table-cell>
          <table:table-cell table:style-name="ce6" table:formula="of:=([.F8]*10)+ (RANDBETWEEN( 0;5)*[.F8])" office:value-type="float" office:value="22" calcext:value-type="float">
            <text:p>22</text:p>
          </table:table-cell>
          <table:table-cell table:style-name="ce16" table:formula="of:=([.C8]*2) + RANDBETWEEN(0;10)" office:value-type="float" office:value="54" calcext:value-type="float">
            <text:p>54</text:p>
          </table:table-cell>
          <table:table-cell table:style-name="ce18" table:formula="of:=ROUND(([.C8]*20)/40)" office:value-type="float" office:value="11" calcext:value-type="float">
            <text:p>11</text:p>
          </table:table-cell>
          <table:table-cell table:style-name="ce12" office:value-type="float" office:value="2" calcext:value-type="float">
            <text:p>2</text:p>
          </table:table-cell>
        </table:table-row>
        <table:table-row table:style-name="ro4">
          <table:table-cell table:style-name="ce2" office:value-type="string" calcext:value-type="string">
            <text:p>Machette</text:p>
          </table:table-cell>
          <table:table-cell table:style-name="ce4" table:formula="of:=T(&quot;C'est un &quot;) &amp; LOWER([.A9])" office:value-type="string" office:string-value="C'est un machette" calcext:value-type="string">
            <text:p>C'est un machette</text:p>
          </table:table-cell>
          <table:table-cell table:style-name="ce6" table:formula="of:=([.F9]*10)+ (RANDBETWEEN( 0;5)*[.F9])" office:value-type="float" office:value="26" calcext:value-type="float">
            <text:p>26</text:p>
          </table:table-cell>
          <table:table-cell table:style-name="ce16" table:formula="of:=([.C9]*2) + RANDBETWEEN(0;10)" office:value-type="float" office:value="57" calcext:value-type="float">
            <text:p>57</text:p>
          </table:table-cell>
          <table:table-cell table:style-name="ce18" table:formula="of:=ROUND(([.C9]*20)/40)" office:value-type="float" office:value="13" calcext:value-type="float">
            <text:p>13</text:p>
          </table:table-cell>
          <table:table-cell table:style-name="ce12" office:value-type="float" office:value="2" calcext:value-type="float">
            <text:p>2</text:p>
          </table:table-cell>
        </table:table-row>
        <table:table-row table:style-name="ro5">
          <table:table-cell table:style-name="ce2" office:value-type="string" calcext:value-type="string">
            <text:p>Grande épée en acier</text:p>
          </table:table-cell>
          <table:table-cell table:style-name="ce4" table:formula="of:=T(&quot;C'est un &quot;) &amp; LOWER([.A10])" office:value-type="string" office:string-value="C'est un grande épée en acier" calcext:value-type="string">
            <text:p>C'est un grande épée en acier</text:p>
          </table:table-cell>
          <table:table-cell table:style-name="ce6" table:formula="of:=([.F10]*10)+ (RANDBETWEEN( 0;5)*[.F10])" office:value-type="float" office:value="30" calcext:value-type="float">
            <text:p>30</text:p>
          </table:table-cell>
          <table:table-cell table:style-name="ce16" table:formula="of:=([.C10]*2) + RANDBETWEEN(0;10)" office:value-type="float" office:value="70" calcext:value-type="float">
            <text:p>70</text:p>
          </table:table-cell>
          <table:table-cell table:style-name="ce18" table:formula="of:=ROUND(([.C10]*20)/40)" office:value-type="float" office:value="15" calcext:value-type="float">
            <text:p>15</text:p>
          </table:table-cell>
          <table:table-cell table:style-name="ce12" office:value-type="float" office:value="3" calcext:value-type="float">
            <text:p>3</text:p>
          </table:table-cell>
        </table:table-row>
        <table:table-row table:style-name="ro5">
          <table:table-cell table:style-name="ce2" office:value-type="string" calcext:value-type="string">
            <text:p>Longue Rapière</text:p>
          </table:table-cell>
          <table:table-cell table:style-name="ce4" table:formula="of:=T(&quot;C'est un &quot;) &amp; LOWER([.A11])" office:value-type="string" office:string-value="C'est un longue rapière" calcext:value-type="string">
            <text:p>C'est un longue rapière</text:p>
          </table:table-cell>
          <table:table-cell table:style-name="ce6" table:formula="of:=([.F11]*10)+ (RANDBETWEEN( 0;5)*[.F11])" office:value-type="float" office:value="33" calcext:value-type="float">
            <text:p>33</text:p>
          </table:table-cell>
          <table:table-cell table:style-name="ce16" table:formula="of:=([.C11]*2) + RANDBETWEEN(0;10)" office:value-type="float" office:value="75" calcext:value-type="float">
            <text:p>75</text:p>
          </table:table-cell>
          <table:table-cell table:style-name="ce18" table:formula="of:=ROUND(([.C11]*20)/40)" office:value-type="float" office:value="17" calcext:value-type="float">
            <text:p>17</text:p>
          </table:table-cell>
          <table:table-cell table:style-name="ce12" office:value-type="float" office:value="3" calcext:value-type="float">
            <text:p>3</text:p>
          </table:table-cell>
        </table:table-row>
        <table:table-row table:style-name="ro4">
          <table:table-cell table:style-name="ce2" office:value-type="string" calcext:value-type="string">
            <text:p>Cimeterre</text:p>
          </table:table-cell>
          <table:table-cell table:style-name="ce4" table:formula="of:=T(&quot;C'est un &quot;) &amp; LOWER([.A12])" office:value-type="string" office:string-value="C'est un cimeterre" calcext:value-type="string">
            <text:p>C'est un cimeterre</text:p>
          </table:table-cell>
          <table:table-cell table:style-name="ce6" table:formula="of:=([.F12]*10)+ (RANDBETWEEN( 0;5)*[.F12])" office:value-type="float" office:value="33" calcext:value-type="float">
            <text:p>33</text:p>
          </table:table-cell>
          <table:table-cell table:style-name="ce16" table:formula="of:=([.C12]*2) + RANDBETWEEN(0;10)" office:value-type="float" office:value="75" calcext:value-type="float">
            <text:p>75</text:p>
          </table:table-cell>
          <table:table-cell table:style-name="ce18" table:formula="of:=ROUND(([.C12]*20)/40)" office:value-type="float" office:value="17" calcext:value-type="float">
            <text:p>17</text:p>
          </table:table-cell>
          <table:table-cell table:style-name="ce12" office:value-type="float" office:value="3" calcext:value-type="float">
            <text:p>3</text:p>
          </table:table-cell>
        </table:table-row>
        <table:table-row table:style-name="ro5">
          <table:table-cell table:style-name="ce2" office:value-type="string" calcext:value-type="string">
            <text:p>Massue de pierre</text:p>
          </table:table-cell>
          <table:table-cell table:style-name="ce4" table:formula="of:=T(&quot;C'est un &quot;) &amp; LOWER([.A13])" office:value-type="string" office:string-value="C'est un massue de pierre" calcext:value-type="string">
            <text:p>C'est un massue de pierre</text:p>
          </table:table-cell>
          <table:table-cell table:style-name="ce6" table:formula="of:=([.F13]*10)+ (RANDBETWEEN( 0;5)*[.F13])" office:value-type="float" office:value="45" calcext:value-type="float">
            <text:p>45</text:p>
          </table:table-cell>
          <table:table-cell table:style-name="ce16" table:formula="of:=([.C13]*2) + RANDBETWEEN(0;10)" office:value-type="float" office:value="93" calcext:value-type="float">
            <text:p>93</text:p>
          </table:table-cell>
          <table:table-cell table:style-name="ce18" table:formula="of:=ROUND(([.C13]*20)/40)" office:value-type="float" office:value="23" calcext:value-type="float">
            <text:p>23</text:p>
          </table:table-cell>
          <table:table-cell table:style-name="ce12" office:value-type="float" office:value="3" calcext:value-type="float">
            <text:p>3</text:p>
          </table:table-cell>
        </table:table-row>
        <table:table-row table:style-name="ro4">
          <table:table-cell table:style-name="ce2" office:value-type="string" calcext:value-type="string">
            <text:p>Lance rouillée</text:p>
          </table:table-cell>
          <table:table-cell table:style-name="ce4" table:formula="of:=T(&quot;C'est un &quot;) &amp; LOWER([.A14])" office:value-type="string" office:string-value="C'est un lance rouillée" calcext:value-type="string">
            <text:p>C'est un lance rouillée</text:p>
          </table:table-cell>
          <table:table-cell table:style-name="ce6" table:formula="of:=([.F14]*10)+ (RANDBETWEEN( 0;5)*[.F14])" office:value-type="float" office:value="30" calcext:value-type="float">
            <text:p>30</text:p>
          </table:table-cell>
          <table:table-cell table:style-name="ce16" table:formula="of:=([.C14]*2) + RANDBETWEEN(0;10)" office:value-type="float" office:value="61" calcext:value-type="float">
            <text:p>61</text:p>
          </table:table-cell>
          <table:table-cell table:style-name="ce18" table:formula="of:=ROUND(([.C14]*20)/40)" office:value-type="float" office:value="15" calcext:value-type="float">
            <text:p>15</text:p>
          </table:table-cell>
          <table:table-cell table:style-name="ce12" office:value-type="float" office:value="3" calcext:value-type="float">
            <text:p>3</text:p>
          </table:table-cell>
        </table:table-row>
        <table:table-row table:style-name="ro4">
          <table:table-cell table:style-name="ce2" office:value-type="string" calcext:value-type="string">
            <text:p>Claymore</text:p>
          </table:table-cell>
          <table:table-cell table:style-name="ce4" table:formula="of:=T(&quot;C'est un &quot;) &amp; LOWER([.A15])" office:value-type="string" office:string-value="C'est un claymore" calcext:value-type="string">
            <text:p>C'est un claymore</text:p>
          </table:table-cell>
          <table:table-cell table:style-name="ce6" table:formula="of:=([.F15]*10)+ (RANDBETWEEN( 0;5)*[.F15])" office:value-type="float" office:value="48" calcext:value-type="float">
            <text:p>48</text:p>
          </table:table-cell>
          <table:table-cell table:style-name="ce16" table:formula="of:=([.C15]*2) + RANDBETWEEN(0;10)" office:value-type="float" office:value="101" calcext:value-type="float">
            <text:p>101</text:p>
          </table:table-cell>
          <table:table-cell table:style-name="ce18" table:formula="of:=ROUND(([.C15]*20)/40)" office:value-type="float" office:value="24" calcext:value-type="float">
            <text:p>24</text:p>
          </table:table-cell>
          <table:table-cell table:style-name="ce12" office:value-type="float" office:value="4" calcext:value-type="float">
            <text:p>4</text:p>
          </table:table-cell>
        </table:table-row>
        <table:table-row table:style-name="ro5">
          <table:table-cell table:style-name="ce2" office:value-type="string" calcext:value-type="string">
            <text:p>Etoile du matin</text:p>
          </table:table-cell>
          <table:table-cell table:style-name="ce4" table:formula="of:=T(&quot;C'est un &quot;) &amp; LOWER([.A16])" office:value-type="string" office:string-value="C'est un etoile du matin" calcext:value-type="string">
            <text:p>C'est un etoile du matin</text:p>
          </table:table-cell>
          <table:table-cell table:style-name="ce6" table:formula="of:=([.F16]*10)+ (RANDBETWEEN( 0;5)*[.F16])" office:value-type="float" office:value="56" calcext:value-type="float">
            <text:p>56</text:p>
          </table:table-cell>
          <table:table-cell table:style-name="ce16" table:formula="of:=([.C16]*2) + RANDBETWEEN(0;10)" office:value-type="float" office:value="112" calcext:value-type="float">
            <text:p>112</text:p>
          </table:table-cell>
          <table:table-cell table:style-name="ce18" table:formula="of:=ROUND(([.C16]*20)/40)" office:value-type="float" office:value="28" calcext:value-type="float">
            <text:p>28</text:p>
          </table:table-cell>
          <table:table-cell table:style-name="ce12" office:value-type="float" office:value="4" calcext:value-type="float">
            <text:p>4</text:p>
          </table:table-cell>
        </table:table-row>
        <table:table-row table:style-name="ro5">
          <table:table-cell table:style-name="ce2" office:value-type="string" calcext:value-type="string">
            <text:p>Lance en acier</text:p>
          </table:table-cell>
          <table:table-cell table:style-name="ce4" table:formula="of:=T(&quot;C'est un &quot;) &amp; LOWER([.A17])" office:value-type="string" office:string-value="C'est un lance en acier" calcext:value-type="string">
            <text:p>C'est un lance en acier</text:p>
          </table:table-cell>
          <table:table-cell table:style-name="ce6" table:formula="of:=([.F17]*10)+ (RANDBETWEEN( 0;5)*[.F17])" office:value-type="float" office:value="65" calcext:value-type="float">
            <text:p>65</text:p>
          </table:table-cell>
          <table:table-cell table:style-name="ce16" table:formula="of:=([.C17]*2) + RANDBETWEEN(0;10)" office:value-type="float" office:value="132" calcext:value-type="float">
            <text:p>132</text:p>
          </table:table-cell>
          <table:table-cell table:style-name="ce18" table:formula="of:=ROUND(([.C17]*20)/40)" office:value-type="float" office:value="33" calcext:value-type="float">
            <text:p>33</text:p>
          </table:table-cell>
          <table:table-cell table:style-name="ce12" office:value-type="float" office:value="5" calcext:value-type="float">
            <text:p>5</text:p>
          </table:table-cell>
        </table:table-row>
        <table:table-row table:style-name="ro5">
          <table:table-cell table:style-name="ce2" office:value-type="string" calcext:value-type="string">
            <text:p>Grand Marteau</text:p>
          </table:table-cell>
          <table:table-cell table:style-name="ce4" table:formula="of:=T(&quot;C'est un &quot;) &amp; LOWER([.A18])" office:value-type="string" office:string-value="C'est un grand marteau" calcext:value-type="string">
            <text:p>C'est un grand marteau</text:p>
          </table:table-cell>
          <table:table-cell table:style-name="ce6" table:formula="of:=([.F18]*10)+ (RANDBETWEEN( 0;5)*[.F18])" office:value-type="float" office:value="70" calcext:value-type="float">
            <text:p>70</text:p>
          </table:table-cell>
          <table:table-cell table:style-name="ce16" table:formula="of:=([.C18]*2) + RANDBETWEEN(0;10)" office:value-type="float" office:value="145" calcext:value-type="float">
            <text:p>145</text:p>
          </table:table-cell>
          <table:table-cell table:style-name="ce18" table:formula="of:=ROUND(([.C18]*20)/40)" office:value-type="float" office:value="35" calcext:value-type="float">
            <text:p>35</text:p>
          </table:table-cell>
          <table:table-cell table:style-name="ce12" office:value-type="float" office:value="5" calcext:value-type="float">
            <text:p>5</text:p>
          </table:table-cell>
        </table:table-row>
        <table:table-row table:style-name="ro4">
          <table:table-cell table:style-name="ce2" office:value-type="string" calcext:value-type="string">
            <text:p>Fouet</text:p>
          </table:table-cell>
          <table:table-cell table:style-name="ce4" table:formula="of:=T(&quot;C'est un &quot;) &amp; LOWER([.A19])" office:value-type="string" office:string-value="C'est un fouet" calcext:value-type="string">
            <text:p>C'est un fouet</text:p>
          </table:table-cell>
          <table:table-cell table:style-name="ce6" table:formula="of:=([.F19]*10)+ (RANDBETWEEN( 0;5)*[.F19])" office:value-type="float" office:value="60" calcext:value-type="float">
            <text:p>60</text:p>
          </table:table-cell>
          <table:table-cell table:style-name="ce16" table:formula="of:=([.C19]*2) + RANDBETWEEN(0;10)" office:value-type="float" office:value="124" calcext:value-type="float">
            <text:p>124</text:p>
          </table:table-cell>
          <table:table-cell table:style-name="ce18" table:formula="of:=ROUND(([.C19]*20)/40)" office:value-type="float" office:value="30" calcext:value-type="float">
            <text:p>30</text:p>
          </table:table-cell>
          <table:table-cell table:style-name="ce12" office:value-type="float" office:value="6" calcext:value-type="float">
            <text:p>6</text:p>
          </table:table-cell>
        </table:table-row>
        <table:table-row table:style-name="ro6">
          <table:table-cell table:style-name="ce2" office:value-type="string" calcext:value-type="string">
            <text:p>Epée de Barbe rouge</text:p>
          </table:table-cell>
          <table:table-cell table:style-name="ce4" table:formula="of:=T(&quot;C'est un &quot;) &amp; LOWER([.A20])" office:value-type="string" office:string-value="C'est un epée de barbe rouge" calcext:value-type="string">
            <text:p>C'est un epée de barbe rouge</text:p>
          </table:table-cell>
          <table:table-cell table:style-name="ce6" table:formula="of:=([.F20]*10)+ (RANDBETWEEN( 0;5)*[.F20])" office:value-type="float" office:value="84" calcext:value-type="float">
            <text:p>84</text:p>
          </table:table-cell>
          <table:table-cell table:style-name="ce16" table:formula="of:=([.C20]*2) + RANDBETWEEN(0;10)" office:value-type="float" office:value="170" calcext:value-type="float">
            <text:p>170</text:p>
          </table:table-cell>
          <table:table-cell table:style-name="ce18" table:formula="of:=ROUND(([.C20]*20)/40)" office:value-type="float" office:value="42" calcext:value-type="float">
            <text:p>42</text:p>
          </table:table-cell>
          <table:table-cell table:style-name="ce12" office:value-type="float" office:value="7" calcext:value-type="float">
            <text:p>7</text:p>
          </table:table-cell>
        </table:table-row>
        <table:table-row table:style-name="ro6">
          <table:table-cell table:style-name="ce2" office:value-type="string" calcext:value-type="string">
            <text:p>Marteau du roi Pirate</text:p>
          </table:table-cell>
          <table:table-cell table:style-name="ce4" table:formula="of:=T(&quot;C'est un &quot;) &amp; LOWER([.A21])" office:value-type="string" office:string-value="C'est un marteau du roi pirate" calcext:value-type="string">
            <text:p>C'est un marteau du roi pirate</text:p>
          </table:table-cell>
          <table:table-cell table:style-name="ce6" table:formula="of:=([.F21]*10)+ (RANDBETWEEN( 0;5)*[.F21])" office:value-type="float" office:value="105" calcext:value-type="float">
            <text:p>105</text:p>
          </table:table-cell>
          <table:table-cell table:style-name="ce16" table:formula="of:=([.C21]*2) + RANDBETWEEN(0;10)" office:value-type="float" office:value="211" calcext:value-type="float">
            <text:p>211</text:p>
          </table:table-cell>
          <table:table-cell table:style-name="ce18" table:formula="of:=ROUND(([.C21]*20)/40)" office:value-type="float" office:value="53" calcext:value-type="float">
            <text:p>53</text:p>
          </table:table-cell>
          <table:table-cell table:style-name="ce12" office:value-type="float" office:value="7" calcext:value-type="float">
            <text:p>7</text:p>
          </table:table-cell>
        </table:table-row>
        <table:table-row table:style-name="ro3" table:number-rows-repeated="1048554">
          <table:table-cell table:number-columns-repeated="6"/>
        </table:table-row>
        <table:table-row table:style-name="ro3">
          <table:table-cell table:number-columns-repeated="6"/>
        </table:table-row>
      </table:table>
      <table:table table:name="Vêtement" table:style-name="ta1">
        <table:table-column table:style-name="co9" table:default-cell-style-name="ce2"/>
        <table:table-column table:style-name="co8" table:default-cell-style-name="ce4"/>
        <table:table-column table:style-name="co8" table:default-cell-style-name="ce6"/>
        <table:table-column table:style-name="co8" table:default-cell-style-name="ce16"/>
        <table:table-column table:style-name="co8" table:default-cell-style-name="ce18"/>
        <table:table-column table:style-name="co8" table:default-cell-style-name="ce12"/>
        <table:table-row table:style-name="ro1">
          <table:table-cell table:style-name="ce1" office:value-type="string" calcext:value-type="string">
            <text:p>Vêtement</text:p>
          </table:table-cell>
          <table:table-cell table:style-name="ce3" office:value-type="string" calcext:value-type="string">
            <text:p>Description</text:p>
          </table:table-cell>
          <table:table-cell table:style-name="ce5" office:value-type="string" calcext:value-type="string">
            <text:p>Value</text:p>
          </table:table-cell>
          <table:table-cell table:style-name="ce7" office:value-type="string" calcext:value-type="string">
            <text:p>$</text:p>
          </table:table-cell>
          <table:table-cell table:style-name="ce9" office:value-type="string" calcext:value-type="string">
            <text:p>W</text:p>
          </table:table-cell>
          <table:table-cell table:style-name="ce11" office:value-type="string" calcext:value-type="string">
            <text:p>LVL</text:p>
          </table:table-cell>
        </table:table-row>
        <table:table-row table:style-name="ro2">
          <table:table-cell office:value-type="string" calcext:value-type="string">
            <text:p>Bout de tissu</text:p>
          </table:table-cell>
          <table:table-cell table:formula="of:=T(&quot;C'est un &quot;) &amp; LOWER([.A2])" office:value-type="string" office:string-value="C'est un bout de tissu" calcext:value-type="string">
            <text:p>C'est un bout de tissu</text:p>
          </table:table-cell>
          <table:table-cell table:formula="of:=([.F2]*10)+ (RANDBETWEEN( 0;5)*[.F2])" office:value-type="float" office:value="10" calcext:value-type="float">
            <text:p>10</text:p>
          </table:table-cell>
          <table:table-cell table:formula="of:=([.C2]*2) + RANDBETWEEN(0;10)" office:value-type="float" office:value="29" calcext:value-type="float">
            <text:p>29</text:p>
          </table:table-cell>
          <table:table-cell table:formula="of:=ROUND(([.C2]*20)/40)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Marcel</text:p>
          </table:table-cell>
          <table:table-cell table:formula="of:=T(&quot;C'est un &quot;) &amp; LOWER([.A3])" office:value-type="string" office:string-value="C'est un marcel" calcext:value-type="string">
            <text:p>C'est un marcel</text:p>
          </table:table-cell>
          <table:table-cell table:formula="of:=([.F3]*10)+ (RANDBETWEEN( 0;5)*[.F3])" office:value-type="float" office:value="12" calcext:value-type="float">
            <text:p>12</text:p>
          </table:table-cell>
          <table:table-cell table:formula="of:=([.C3]*2) + RANDBETWEEN(0;10)" office:value-type="float" office:value="32" calcext:value-type="float">
            <text:p>32</text:p>
          </table:table-cell>
          <table:table-cell table:formula="of:=ROUND(([.C3]*20)/40)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Toge en tissu</text:p>
          </table:table-cell>
          <table:table-cell table:formula="of:=T(&quot;C'est un &quot;) &amp; LOWER([.A4])" office:value-type="string" office:string-value="C'est un toge en tissu" calcext:value-type="string">
            <text:p>C'est un toge en tissu</text:p>
          </table:table-cell>
          <table:table-cell table:formula="of:=([.F4]*10)+ (RANDBETWEEN( 0;5)*[.F4])" office:value-type="float" office:value="12" calcext:value-type="float">
            <text:p>12</text:p>
          </table:table-cell>
          <table:table-cell table:formula="of:=([.C4]*2) + RANDBETWEEN(0;10)" office:value-type="float" office:value="32" calcext:value-type="float">
            <text:p>32</text:p>
          </table:table-cell>
          <table:table-cell table:formula="of:=ROUND(([.C4]*20)/40)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7">
          <table:table-cell office:value-type="string" calcext:value-type="string">
            <text:p>Haut de paysan</text:p>
          </table:table-cell>
          <table:table-cell table:formula="of:=T(&quot;C'est un &quot;) &amp; LOWER([.A5])" office:value-type="string" office:string-value="C'est un haut de paysan" calcext:value-type="string">
            <text:p>C'est un haut de paysan</text:p>
          </table:table-cell>
          <table:table-cell table:formula="of:=([.F5]*10)+ (RANDBETWEEN( 0;5)*[.F5])" office:value-type="float" office:value="12" calcext:value-type="float">
            <text:p>12</text:p>
          </table:table-cell>
          <table:table-cell table:formula="of:=([.C5]*2) + RANDBETWEEN(0;10)" office:value-type="float" office:value="28" calcext:value-type="float">
            <text:p>28</text:p>
          </table:table-cell>
          <table:table-cell table:formula="of:=ROUND(([.C5]*20)/40)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Salopette</text:p>
          </table:table-cell>
          <table:table-cell table:formula="of:=T(&quot;C'est un &quot;) &amp; LOWER([.A6])" office:value-type="string" office:string-value="C'est un salopette" calcext:value-type="string">
            <text:p>C'est un salopette</text:p>
          </table:table-cell>
          <table:table-cell table:formula="of:=([.F6]*10)+ (RANDBETWEEN( 0;5)*[.F6])" office:value-type="float" office:value="30" calcext:value-type="float">
            <text:p>30</text:p>
          </table:table-cell>
          <table:table-cell table:formula="of:=([.C6]*2) + RANDBETWEEN(0;10)" office:value-type="float" office:value="69" calcext:value-type="float">
            <text:p>69</text:p>
          </table:table-cell>
          <table:table-cell table:formula="of:=ROUND(([.C6]*20)/40)"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7">
          <table:table-cell office:value-type="string" calcext:value-type="string">
            <text:p>Habit de mineur</text:p>
          </table:table-cell>
          <table:table-cell table:formula="of:=T(&quot;C'est un &quot;) &amp; LOWER([.A7])" office:value-type="string" office:string-value="C'est un habit de mineur" calcext:value-type="string">
            <text:p>C'est un habit de mineur</text:p>
          </table:table-cell>
          <table:table-cell table:formula="of:=([.F7]*10)+ (RANDBETWEEN( 0;5)*[.F7])" office:value-type="float" office:value="24" calcext:value-type="float">
            <text:p>24</text:p>
          </table:table-cell>
          <table:table-cell table:formula="of:=([.C7]*2) + RANDBETWEEN(0;10)" office:value-type="float" office:value="55" calcext:value-type="float">
            <text:p>55</text:p>
          </table:table-cell>
          <table:table-cell table:formula="of:=ROUND(([.C7]*20)/40)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</table:table-row>
        <table:table-row table:style-name="ro7">
          <table:table-cell office:value-type="string" calcext:value-type="string">
            <text:p>Plastron de cuir</text:p>
          </table:table-cell>
          <table:table-cell table:formula="of:=T(&quot;C'est un &quot;) &amp; LOWER([.A8])" office:value-type="string" office:string-value="C'est un plastron de cuir" calcext:value-type="string">
            <text:p>C'est un plastron de cuir</text:p>
          </table:table-cell>
          <table:table-cell table:formula="of:=([.F8]*10)+ (RANDBETWEEN( 0;5)*[.F8])" office:value-type="float" office:value="33" calcext:value-type="float">
            <text:p>33</text:p>
          </table:table-cell>
          <table:table-cell table:formula="of:=([.C8]*2) + RANDBETWEEN(0;10)" office:value-type="float" office:value="70" calcext:value-type="float">
            <text:p>70</text:p>
          </table:table-cell>
          <table:table-cell table:formula="of:=ROUND(([.C8]*20)/40)"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Epaulières</text:p>
          </table:table-cell>
          <table:table-cell table:formula="of:=T(&quot;C'est un &quot;) &amp; LOWER([.A9])" office:value-type="string" office:string-value="C'est un epaulières" calcext:value-type="string">
            <text:p>C'est un epaulières</text:p>
          </table:table-cell>
          <table:table-cell table:formula="of:=([.F9]*10)+ (RANDBETWEEN( 0;5)*[.F9])" office:value-type="float" office:value="39" calcext:value-type="float">
            <text:p>39</text:p>
          </table:table-cell>
          <table:table-cell table:formula="of:=([.C9]*2) + RANDBETWEEN(0;10)" office:value-type="float" office:value="84" calcext:value-type="float">
            <text:p>84</text:p>
          </table:table-cell>
          <table:table-cell table:formula="of:=ROUND(([.C9]*20)/40)"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</table:table-row>
        <table:table-row table:style-name="ro7">
          <table:table-cell office:value-type="string" calcext:value-type="string">
            <text:p>Tenue d'officier</text:p>
          </table:table-cell>
          <table:table-cell table:formula="of:=T(&quot;C'est un &quot;) &amp; LOWER([.A10])" office:value-type="string" office:string-value="C'est un tenue d'officier" calcext:value-type="string">
            <text:p>C'est un tenue d'officier</text:p>
          </table:table-cell>
          <table:table-cell table:formula="of:=([.F10]*10)+ (RANDBETWEEN( 0;5)*[.F10])" office:value-type="float" office:value="45" calcext:value-type="float">
            <text:p>45</text:p>
          </table:table-cell>
          <table:table-cell table:formula="of:=([.C10]*2) + RANDBETWEEN(0;10)" office:value-type="float" office:value="96" calcext:value-type="float">
            <text:p>96</text:p>
          </table:table-cell>
          <table:table-cell table:formula="of:=ROUND(([.C10]*20)/40)"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</table:table-row>
        <table:table-row table:style-name="ro7">
          <table:table-cell office:value-type="string" calcext:value-type="string">
            <text:p>Habit de bandit</text:p>
          </table:table-cell>
          <table:table-cell table:formula="of:=T(&quot;C'est un &quot;) &amp; LOWER([.A11])" office:value-type="string" office:string-value="C'est un habit de bandit" calcext:value-type="string">
            <text:p>C'est un habit de bandit</text:p>
          </table:table-cell>
          <table:table-cell table:formula="of:=([.F11]*10)+ (RANDBETWEEN( 0;5)*[.F11])" office:value-type="float" office:value="36" calcext:value-type="float">
            <text:p>36</text:p>
          </table:table-cell>
          <table:table-cell table:formula="of:=([.C11]*2) + RANDBETWEEN(0;10)" office:value-type="float" office:value="81" calcext:value-type="float">
            <text:p>81</text:p>
          </table:table-cell>
          <table:table-cell table:formula="of:=ROUND(([.C11]*20)/40)"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</table:table-row>
        <table:table-row table:style-name="ro7">
          <table:table-cell office:value-type="string" calcext:value-type="string">
            <text:p>Plastron de fer</text:p>
          </table:table-cell>
          <table:table-cell table:formula="of:=T(&quot;C'est un &quot;) &amp; LOWER([.A12])" office:value-type="string" office:string-value="C'est un plastron de fer" calcext:value-type="string">
            <text:p>C'est un plastron de fer</text:p>
          </table:table-cell>
          <table:table-cell table:formula="of:=([.F12]*10)+ (RANDBETWEEN( 0;5)*[.F12])" office:value-type="float" office:value="48" calcext:value-type="float">
            <text:p>48</text:p>
          </table:table-cell>
          <table:table-cell table:formula="of:=([.C12]*2) + RANDBETWEEN(0;10)" office:value-type="float" office:value="105" calcext:value-type="float">
            <text:p>105</text:p>
          </table:table-cell>
          <table:table-cell table:formula="of:=ROUND(([.C12]*20)/40)"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</table:table-row>
        <table:table-row table:style-name="ro7">
          <table:table-cell office:value-type="string" calcext:value-type="string">
            <text:p>Armure en acier</text:p>
          </table:table-cell>
          <table:table-cell table:formula="of:=T(&quot;C'est un &quot;) &amp; LOWER([.A13])" office:value-type="string" office:string-value="C'est un armure en acier" calcext:value-type="string">
            <text:p>C'est un armure en acier</text:p>
          </table:table-cell>
          <table:table-cell table:formula="of:=([.F13]*10)+ (RANDBETWEEN( 0;5)*[.F13])" office:value-type="float" office:value="75" calcext:value-type="float">
            <text:p>75</text:p>
          </table:table-cell>
          <table:table-cell table:formula="of:=([.C13]*2) + RANDBETWEEN(0;10)" office:value-type="float" office:value="156" calcext:value-type="float">
            <text:p>156</text:p>
          </table:table-cell>
          <table:table-cell table:formula="of:=ROUND(([.C13]*20)/40)" office:value-type="float" office:value="38" calcext:value-type="float">
            <text:p>38</text:p>
          </table:table-cell>
          <table:table-cell office:value-type="float" office:value="5" calcext:value-type="float">
            <text:p>5</text:p>
          </table:table-cell>
        </table:table-row>
        <table:table-row table:style-name="ro6">
          <table:table-cell office:value-type="string" calcext:value-type="string">
            <text:p>Armure du roi Pirate</text:p>
          </table:table-cell>
          <table:table-cell table:formula="of:=T(&quot;C'est un &quot;) &amp; LOWER([.A14])" office:value-type="string" office:string-value="C'est un armure du roi pirate" calcext:value-type="string">
            <text:p>C'est un armure du roi pirate</text:p>
          </table:table-cell>
          <table:table-cell table:formula="of:=([.F14]*10)+ (RANDBETWEEN( 0;5)*[.F14])" office:value-type="float" office:value="60" calcext:value-type="float">
            <text:p>60</text:p>
          </table:table-cell>
          <table:table-cell table:formula="of:=([.C14]*2) + RANDBETWEEN(0;10)" office:value-type="float" office:value="127" calcext:value-type="float">
            <text:p>127</text:p>
          </table:table-cell>
          <table:table-cell table:formula="of:=ROUND(([.C14]*20)/40)"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</table:table-row>
      </table:table>
      <table:table table:name="Chaussures" table:style-name="ta1">
        <table:table-column table:style-name="co9" table:default-cell-style-name="ce2"/>
        <table:table-column table:style-name="co8" table:default-cell-style-name="ce4"/>
        <table:table-column table:style-name="co8" table:default-cell-style-name="ce6"/>
        <table:table-column table:style-name="co8" table:default-cell-style-name="ce19"/>
        <table:table-column table:style-name="co8" table:default-cell-style-name="ce10"/>
        <table:table-column table:style-name="co8" table:default-cell-style-name="ce12"/>
        <table:table-row table:style-name="ro1">
          <table:table-cell table:style-name="ce1" office:value-type="string" calcext:value-type="string">
            <text:p>Chaussures</text:p>
          </table:table-cell>
          <table:table-cell table:style-name="ce3" office:value-type="string" calcext:value-type="string">
            <text:p>Description</text:p>
          </table:table-cell>
          <table:table-cell table:style-name="ce5" office:value-type="string" calcext:value-type="string">
            <text:p>Value</text:p>
          </table:table-cell>
          <table:table-cell table:style-name="ce7" office:value-type="string" calcext:value-type="string">
            <text:p>$</text:p>
          </table:table-cell>
          <table:table-cell table:style-name="ce9" office:value-type="string" calcext:value-type="string">
            <text:p>W</text:p>
          </table:table-cell>
          <table:table-cell table:style-name="ce11" office:value-type="string" calcext:value-type="string">
            <text:p>LVL</text:p>
          </table:table-cell>
        </table:table-row>
        <table:table-row table:style-name="ro8">
          <table:table-cell office:value-type="string" calcext:value-type="string">
            <text:p>Sandales</text:p>
          </table:table-cell>
          <table:table-cell table:formula="of:=T(&quot;C'est un &quot;) &amp; LOWER([.A2])" office:value-type="string" office:string-value="C'est un sandales" calcext:value-type="string">
            <text:p>C'est un sandales</text:p>
          </table:table-cell>
          <table:table-cell table:formula="of:=([.F2]*10)+ (RANDBETWEEN( 0;5)*[.F2])" office:value-type="float" office:value="14" calcext:value-type="float">
            <text:p>14</text:p>
          </table:table-cell>
          <table:table-cell table:formula="of:=([.X2]*10) + RANDBETWEEN(1;7) *2" office:value-type="float" office:value="12" calcext:value-type="float">
            <text:p>12</text:p>
          </table:table-cell>
          <table:table-cell table:formula="of:=ROUND(([.D2])/2)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9">
          <table:table-cell office:value-type="string" calcext:value-type="string">
            <text:p>Chaussures usées</text:p>
          </table:table-cell>
          <table:table-cell table:formula="of:=T(&quot;C'est un &quot;) &amp; LOWER([.A3])" office:value-type="string" office:string-value="C'est un chaussures usées" calcext:value-type="string">
            <text:p>C'est un chaussures usées</text:p>
          </table:table-cell>
          <table:table-cell table:formula="of:=([.F3]*10)+ (RANDBETWEEN( 0;5)*[.F3])" office:value-type="float" office:value="12" calcext:value-type="float">
            <text:p>12</text:p>
          </table:table-cell>
          <table:table-cell table:formula="of:=([.X3]*10) + RANDBETWEEN(1;7) *2" office:value-type="float" office:value="4" calcext:value-type="float">
            <text:p>4</text:p>
          </table:table-cell>
          <table:table-cell table:formula="of:=ROUND(([.D3])/2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9">
          <table:table-cell office:value-type="string" calcext:value-type="string">
            <text:p>Bottes de marin</text:p>
          </table:table-cell>
          <table:table-cell table:formula="of:=T(&quot;C'est un &quot;) &amp; LOWER([.A4])" office:value-type="string" office:string-value="C'est un bottes de marin" calcext:value-type="string">
            <text:p>C'est un bottes de marin</text:p>
          </table:table-cell>
          <table:table-cell table:formula="of:=([.F4]*10)+ (RANDBETWEEN( 0;5)*[.F4])" office:value-type="float" office:value="30" calcext:value-type="float">
            <text:p>30</text:p>
          </table:table-cell>
          <table:table-cell table:formula="of:=([.X4]*10) + RANDBETWEEN(1;7) *2" office:value-type="float" office:value="4" calcext:value-type="float">
            <text:p>4</text:p>
          </table:table-cell>
          <table:table-cell table:formula="of:=ROUND(([.D4])/2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</table:table-row>
        <table:table-row table:style-name="ro9">
          <table:table-cell office:value-type="string" calcext:value-type="string">
            <text:p>Chaussures de cuir</text:p>
          </table:table-cell>
          <table:table-cell table:formula="of:=T(&quot;C'est un &quot;) &amp; LOWER([.A5])" office:value-type="string" office:string-value="C'est un chaussures de cuir" calcext:value-type="string">
            <text:p>C'est un chaussures de cuir</text:p>
          </table:table-cell>
          <table:table-cell table:formula="of:=([.F5]*10)+ (RANDBETWEEN( 0;5)*[.F5])" office:value-type="float" office:value="30" calcext:value-type="float">
            <text:p>30</text:p>
          </table:table-cell>
          <table:table-cell table:formula="of:=([.X5]*10) + RANDBETWEEN(1;7) *2" office:value-type="float" office:value="2" calcext:value-type="float">
            <text:p>2</text:p>
          </table:table-cell>
          <table:table-cell table:formula="of:=ROUND(([.D5])/2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9">
          <table:table-cell office:value-type="string" calcext:value-type="string">
            <text:p>Jambières de fer</text:p>
          </table:table-cell>
          <table:table-cell table:formula="of:=T(&quot;C'est un &quot;) &amp; LOWER([.A6])" office:value-type="string" office:string-value="C'est un jambières de fer" calcext:value-type="string">
            <text:p>C'est un jambières de fer</text:p>
          </table:table-cell>
          <table:table-cell table:formula="of:=([.F6]*10)+ (RANDBETWEEN( 0;5)*[.F6])" office:value-type="float" office:value="60" calcext:value-type="float">
            <text:p>60</text:p>
          </table:table-cell>
          <table:table-cell table:formula="of:=([.X6]*10) + RANDBETWEEN(1;7) *2" office:value-type="float" office:value="14" calcext:value-type="float">
            <text:p>14</text:p>
          </table:table-cell>
          <table:table-cell table:formula="of:=ROUND(([.D6])/2)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</table:table-row>
      </table:table>
      <table:table table:name="Divers" table:style-name="ta1">
        <table:table-column table:style-name="co9" table:default-cell-style-name="ce2"/>
        <table:table-column table:style-name="co8" table:default-cell-style-name="ce4"/>
        <table:table-column table:style-name="co8" table:default-cell-style-name="ce6"/>
        <table:table-column table:style-name="co8" table:default-cell-style-name="ce16"/>
        <table:table-column table:style-name="co8" table:default-cell-style-name="ce10"/>
        <table:table-column table:style-name="co8" table:default-cell-style-name="ce12"/>
        <table:table-row table:style-name="ro1">
          <table:table-cell table:style-name="ce1" office:value-type="string" calcext:value-type="string">
            <text:p>Divers</text:p>
          </table:table-cell>
          <table:table-cell table:style-name="ce3" office:value-type="string" calcext:value-type="string">
            <text:p>Description</text:p>
          </table:table-cell>
          <table:table-cell table:style-name="ce5" office:value-type="string" calcext:value-type="string">
            <text:p>Value</text:p>
          </table:table-cell>
          <table:table-cell table:style-name="ce7" office:value-type="string" calcext:value-type="string">
            <text:p>$</text:p>
          </table:table-cell>
          <table:table-cell table:style-name="ce9" office:value-type="string" calcext:value-type="string">
            <text:p>W</text:p>
          </table:table-cell>
          <table:table-cell table:style-name="ce11" office:value-type="string" calcext:value-type="string">
            <text:p>LVL</text:p>
          </table:table-cell>
        </table:table-row>
        <table:table-row table:style-name="ro2">
          <table:table-cell office:value-type="string" calcext:value-type="string">
            <text:p>Jeu de carte</text:p>
          </table:table-cell>
          <table:table-cell table:formula="of:=T(&quot;C'est un &quot;) &amp; LOWER([.A2])" office:value-type="string" office:string-value="C'est un jeu de carte" calcext:value-type="string">
            <text:p>C'est un jeu de cart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9" calcext:value-type="float">
            <text:p>9</text:p>
          </table:table-cell>
          <table:table-cell table:formula="of:=ROUND(([.D2])/2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7">
          <table:table-cell office:value-type="string" calcext:value-type="string">
            <text:p>Boucles d'oreilles</text:p>
          </table:table-cell>
          <table:table-cell table:formula="of:=T(&quot;C'est un &quot;) &amp; LOWER([.A3])" office:value-type="string" office:string-value="C'est un boucles d'oreilles" calcext:value-type="string">
            <text:p>C'est un boucles d'oreill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ROUND(([.D3])/2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ompettes</text:p>
          </table:table-cell>
          <table:table-cell table:formula="of:=T(&quot;C'est un &quot;) &amp; LOWER([.A4])" office:value-type="string" office:string-value="C'est un trompettes" calcext:value-type="string">
            <text:p>C'est un trompettes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ROUND(([.D4])/2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Longue vue</text:p>
          </table:table-cell>
          <table:table-cell table:formula="of:=T(&quot;C'est un &quot;) &amp; LOWER([.A5])" office:value-type="string" office:string-value="C'est un longue vue" calcext:value-type="string">
            <text:p>C'est un longue vu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ROUND(([.D5])/2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arafe</text:p>
          </table:table-cell>
          <table:table-cell table:formula="of:=T(&quot;C'est un &quot;) &amp; LOWER([.A6])" office:value-type="string" office:string-value="C'est un carafe" calcext:value-type="string">
            <text:p>C'est un caraf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ROUND(([.D6])/2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Dés</text:p>
          </table:table-cell>
          <table:table-cell table:formula="of:=T(&quot;C'est un &quot;) &amp; LOWER([.A7])" office:value-type="string" office:string-value="C'est un dés" calcext:value-type="string">
            <text:p>C'est un dé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ROUND(([.D7])/2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7">
          <table:table-cell office:value-type="string" calcext:value-type="string">
            <text:p>Verre en argent</text:p>
          </table:table-cell>
          <table:table-cell table:formula="of:=T(&quot;C'est un &quot;) &amp; LOWER([.A8])" office:value-type="string" office:string-value="C'est un verre en argent" calcext:value-type="string">
            <text:p>C'est un verre en argent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ROUND(([.D8])/2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7">
          <table:table-cell office:value-type="string" calcext:value-type="string">
            <text:p>Livre de recettes</text:p>
          </table:table-cell>
          <table:table-cell table:formula="of:=T(&quot;C'est un &quot;) &amp; LOWER([.A9])" office:value-type="string" office:string-value="C'est un livre de recettes" calcext:value-type="string">
            <text:p>C'est un livre de recettes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7" calcext:value-type="float">
            <text:p>7</text:p>
          </table:table-cell>
          <table:table-cell table:formula="of:=ROUND(([.D9])/2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7">
          <table:table-cell office:value-type="string" calcext:value-type="string">
            <text:p>Bout de papier</text:p>
          </table:table-cell>
          <table:table-cell table:formula="of:=T(&quot;C'est un &quot;) &amp; LOWER([.A10])" office:value-type="string" office:string-value="C'est un bout de papier" calcext:value-type="string">
            <text:p>C'est un bout de papier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3" calcext:value-type="float">
            <text:p>3</text:p>
          </table:table-cell>
          <table:table-cell table:formula="of:=ROUND(([.D10])/2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Roman</text:p>
          </table:table-cell>
          <table:table-cell table:formula="of:=T(&quot;C'est un &quot;) &amp; LOWER([.A11])" office:value-type="string" office:string-value="C'est un roman" calcext:value-type="string">
            <text:p>C'est un roman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1" calcext:value-type="float">
            <text:p>1</text:p>
          </table:table-cell>
          <table:table-cell table:formula="of:=ROUND(([.D11])/2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Peluche</text:p>
          </table:table-cell>
          <table:table-cell table:formula="of:=T(&quot;C'est un &quot;) &amp; LOWER([.A12])" office:value-type="string" office:string-value="C'est un peluche" calcext:value-type="string">
            <text:p>C'est un peluch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8" calcext:value-type="float">
            <text:p>8</text:p>
          </table:table-cell>
          <table:table-cell table:formula="of:=ROUND(([.D12])/2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Oreiller</text:p>
          </table:table-cell>
          <table:table-cell table:formula="of:=T(&quot;C'est un &quot;) &amp; LOWER([.A13])" office:value-type="string" office:string-value="C'est un oreiller" calcext:value-type="string">
            <text:p>C'est un oreiller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5" calcext:value-type="float">
            <text:p>5</text:p>
          </table:table-cell>
          <table:table-cell table:formula="of:=ROUND(([.D13])/2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Plume</text:p>
          </table:table-cell>
          <table:table-cell table:formula="of:=T(&quot;C'est un &quot;) &amp; LOWER([.A14])" office:value-type="string" office:string-value="C'est un plume" calcext:value-type="string">
            <text:p>C'est un plum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3" calcext:value-type="float">
            <text:p>3</text:p>
          </table:table-cell>
          <table:table-cell table:formula="of:=ROUND(([.D14])/2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Encrier</text:p>
          </table:table-cell>
          <table:table-cell table:formula="of:=T(&quot;C'est un &quot;) &amp; LOWER([.A15])" office:value-type="string" office:string-value="C'est un encrier" calcext:value-type="string">
            <text:p>C'est un encrier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7" calcext:value-type="float">
            <text:p>7</text:p>
          </table:table-cell>
          <table:table-cell table:formula="of:=ROUND(([.D15])/2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7">
          <table:table-cell office:value-type="string" calcext:value-type="string">
            <text:p>Poupée vaudou</text:p>
          </table:table-cell>
          <table:table-cell table:formula="of:=T(&quot;C'est un &quot;) &amp; LOWER([.A16])" office:value-type="string" office:string-value="C'est un poupée vaudou" calcext:value-type="string">
            <text:p>C'est un poupée vaudou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7" calcext:value-type="float">
            <text:p>7</text:p>
          </table:table-cell>
          <table:table-cell table:formula="of:=ROUND(([.D16])/2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Fil</text:p>
          </table:table-cell>
          <table:table-cell table:formula="of:=T(&quot;C'est un &quot;) &amp; LOWER([.A17])" office:value-type="string" office:string-value="C'est un fil" calcext:value-type="string">
            <text:p>C'est un fil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5" calcext:value-type="float">
            <text:p>5</text:p>
          </table:table-cell>
          <table:table-cell table:formula="of:=ROUND(([.D17])/2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Perle</text:p>
          </table:table-cell>
          <table:table-cell table:formula="of:=T(&quot;C'est un &quot;) &amp; LOWER([.A18])" office:value-type="string" office:string-value="C'est un perle" calcext:value-type="string">
            <text:p>C'est un perl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6" calcext:value-type="float">
            <text:p>6</text:p>
          </table:table-cell>
          <table:table-cell table:formula="of:=ROUND(([.D18])/2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quillage</text:p>
          </table:table-cell>
          <table:table-cell table:formula="of:=T(&quot;C'est un &quot;) &amp; LOWER([.A19])" office:value-type="string" office:string-value="C'est un coquillage" calcext:value-type="string">
            <text:p>C'est un coquillag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1" calcext:value-type="float">
            <text:p>1</text:p>
          </table:table-cell>
          <table:table-cell table:formula="of:=ROUND(([.D19])/2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7">
          <table:table-cell office:value-type="string" calcext:value-type="string">
            <text:p>Collier de nouille</text:p>
          </table:table-cell>
          <table:table-cell table:formula="of:=T(&quot;C'est un &quot;) &amp; LOWER([.A20])" office:value-type="string" office:string-value="C'est un collier de nouille" calcext:value-type="string">
            <text:p>C'est un collier de nouill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8" calcext:value-type="float">
            <text:p>8</text:p>
          </table:table-cell>
          <table:table-cell table:formula="of:=ROUND(([.D20])/2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Luth</text:p>
          </table:table-cell>
          <table:table-cell table:formula="of:=T(&quot;C'est un &quot;) &amp; LOWER([.A21])" office:value-type="string" office:string-value="C'est un luth" calcext:value-type="string">
            <text:p>C'est un luth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2" calcext:value-type="float">
            <text:p>2</text:p>
          </table:table-cell>
          <table:table-cell table:formula="of:=ROUND(([.D21])/2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de</text:p>
          </table:table-cell>
          <table:table-cell table:formula="of:=T(&quot;C'est un &quot;) &amp; LOWER([.A22])" office:value-type="string" office:string-value="C'est un corde" calcext:value-type="string">
            <text:p>C'est un cord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1" calcext:value-type="float">
            <text:p>1</text:p>
          </table:table-cell>
          <table:table-cell table:formula="of:=ROUND(([.D22])/2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Fourchette</text:p>
          </table:table-cell>
          <table:table-cell table:formula="of:=T(&quot;C'est un &quot;) &amp; LOWER([.A23])" office:value-type="string" office:string-value="C'est un fourchette" calcext:value-type="string">
            <text:p>C'est un fourchett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1" calcext:value-type="float">
            <text:p>1</text:p>
          </table:table-cell>
          <table:table-cell table:formula="of:=ROUND(([.D23])/2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uillère</text:p>
          </table:table-cell>
          <table:table-cell table:formula="of:=T(&quot;C'est un &quot;) &amp; LOWER([.A24])" office:value-type="string" office:string-value="C'est un cuillère" calcext:value-type="string">
            <text:p>C'est un cuillèr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8" calcext:value-type="float">
            <text:p>8</text:p>
          </table:table-cell>
          <table:table-cell table:formula="of:=ROUND(([.D24])/2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Puzzle</text:p>
          </table:table-cell>
          <table:table-cell table:formula="of:=T(&quot;C'est un &quot;) &amp; LOWER([.A25])" office:value-type="string" office:string-value="C'est un puzzle" calcext:value-type="string">
            <text:p>C'est un puzzl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1" calcext:value-type="float">
            <text:p>1</text:p>
          </table:table-cell>
          <table:table-cell table:formula="of:=ROUND(([.D25])/2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Louche</text:p>
          </table:table-cell>
          <table:table-cell table:formula="of:=T(&quot;C'est un &quot;) &amp; LOWER([.A26])" office:value-type="string" office:string-value="C'est un louche" calcext:value-type="string">
            <text:p>C'est un louch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8" calcext:value-type="float">
            <text:p>8</text:p>
          </table:table-cell>
          <table:table-cell table:formula="of:=ROUND(([.D26])/2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Bout de bois</text:p>
          </table:table-cell>
          <table:table-cell table:formula="of:=T(&quot;C'est un &quot;) &amp; LOWER([.A27])" office:value-type="string" office:string-value="C'est un bout de bois" calcext:value-type="string">
            <text:p>C'est un bout de bois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1" calcext:value-type="float">
            <text:p>1</text:p>
          </table:table-cell>
          <table:table-cell table:formula="of:=ROUND(([.D27])/2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Allumettes</text:p>
          </table:table-cell>
          <table:table-cell table:formula="of:=T(&quot;C'est un &quot;) &amp; LOWER([.A28])" office:value-type="string" office:string-value="C'est un allumettes" calcext:value-type="string">
            <text:p>C'est un allumettes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7" calcext:value-type="float">
            <text:p>7</text:p>
          </table:table-cell>
          <table:table-cell table:formula="of:=ROUND(([.D28])/2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7">
          <table:table-cell office:value-type="string" calcext:value-type="string">
            <text:p>Bougie fondue</text:p>
          </table:table-cell>
          <table:table-cell table:formula="of:=T(&quot;C'est un &quot;) &amp; LOWER([.A29])" office:value-type="string" office:string-value="C'est un bougie fondue" calcext:value-type="string">
            <text:p>C'est un bougie fondu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8" calcext:value-type="float">
            <text:p>8</text:p>
          </table:table-cell>
          <table:table-cell table:formula="of:=ROUND(([.D29])/2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7">
          <table:table-cell office:value-type="string" calcext:value-type="string">
            <text:p>Boutou de chemise</text:p>
          </table:table-cell>
          <table:table-cell table:formula="of:=T(&quot;C'est un &quot;) &amp; LOWER([.A30])" office:value-type="string" office:string-value="C'est un boutou de chemise" calcext:value-type="string">
            <text:p>C'est un boutou de chemis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2" calcext:value-type="float">
            <text:p>2</text:p>
          </table:table-cell>
          <table:table-cell table:formula="of:=ROUND(([.D30])/2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Allumettes</text:p>
          </table:table-cell>
          <table:table-cell table:formula="of:=T(&quot;C'est un &quot;) &amp; LOWER([.A31])" office:value-type="string" office:string-value="C'est un allumettes" calcext:value-type="string">
            <text:p>C'est un allumettes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7" calcext:value-type="float">
            <text:p>7</text:p>
          </table:table-cell>
          <table:table-cell table:formula="of:=ROUND(([.D31])/2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  <table:database-ranges>
        <table:database-range table:name="__Anonymous_Sheet_DB__1" table:target-range-address="Armes.A2:Armes.AMJ21" table:contains-header="false">
          <table:sort>
            <table:sort-by table:field-number="5" table:data-type="automatic"/>
          </table:sort>
        </table:database-range>
        <table:database-range table:name="__Anonymous_Sheet_DB__2" table:target-range-address="Vêtement.A2:Vêtement.F14" table:contains-header="false">
          <table:sort>
            <table:sort-by table:field-number="5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ans_20_nom1" style:display-name="Sans nom1" style:family="table-cell" style:parent-style-name="Default">
      <style:table-cell-properties fo:background-color="#dddddd" fo:border="0.06pt solid #000000" fo:padding="1.99mm" loext:vertical-justify="auto"/>
      <style:paragraph-properties css3t:text-justify="auto"/>
      <style:text-properties fo:font-size="12p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1">00/00/0000</text:date>, <text:time style:data-style-name="N2" text:time-value="14:17:54.98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duration>PT2H3M10S</meta:editing-duration>
    <meta:editing-cycles>4</meta:editing-cycles>
    <meta:generator>LibreOffice/5.1.6.2$Windows_x86 LibreOffice_project/07ac168c60a517dba0f0d7bc7540f5afa45f0909</meta:generator>
    <meta:creation-date>2016-11-30T17:08:03.721000000</meta:creation-date>
    <dc:date>2016-12-01T15:02:36.977000000</dc:date>
    <meta:document-statistic meta:table-count="5" meta:cell-count="492" meta:object-count="0"/>
  </office:meta>
</office:document-meta>
</file>